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46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6819in"/>
    </style:style>
    <style:style style:name="co6" style:family="table-column">
      <style:table-column-properties fo:break-before="auto" style:column-width="1.8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2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Resolution\Model</text:p>
          </table:table-cell>
          <table:table-cell office:value-type="string">
            <text:p>Conv_w32_6x6→Pool→Norm</text:p>
          </table:table-cell>
          <table:table-cell/>
          <table:table-cell office:value-type="string">
            <text:p>Conv_w1_3x3</text:p>
          </table:table-cell>
          <table:table-cell/>
          <table:table-cell office:value-type="string">
            <text:p>Pool2x2</text:p>
          </table:table-cell>
          <table:table-cell/>
          <table:table-cell office:value-type="string">
            <text:p>Norm</text:p>
          </table:table-cell>
          <table:table-cell/>
        </table:table-row>
        <table:table-row table:style-name="ro1">
          <table:table-cell office:value-type="string">
            <text:p>16x16</text:p>
          </table:table-cell>
          <table:table-cell office:value-type="float" office:value="1.91">
            <text:p>1.91</text:p>
          </table:table-cell>
          <table:table-cell office:value-type="float" office:value="0.26">
            <text:p>0.26</text:p>
          </table:table-cell>
          <table:table-cell office:value-type="float" office:value="1.36">
            <text:p>1.36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6">
            <text:p>0.06</text:p>
          </table:table-cell>
          <table:table-cell table:number-columns-repeated="2" office:value-type="float" office:value="0.03">
            <text:p>0.03</text:p>
          </table:table-cell>
        </table:table-row>
        <table:table-row table:style-name="ro1">
          <table:table-cell office:value-type="string">
            <text:p>32x32</text:p>
          </table:table-cell>
          <table:table-cell office:value-type="float" office:value="7.06">
            <text:p>7.06</text:p>
          </table:table-cell>
          <table:table-cell office:value-type="float" office:value="1.13">
            <text:p>1.13</text:p>
          </table:table-cell>
          <table:table-cell office:value-type="float" office:value="5.02">
            <text:p>5.02</text:p>
          </table:table-cell>
          <table:table-cell office:value-type="float" office:value="0.03">
            <text:p>0.03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64x64</text:p>
          </table:table-cell>
          <table:table-cell office:value-type="float" office:value="26.95">
            <text:p>26.95</text:p>
          </table:table-cell>
          <table:table-cell office:value-type="float" office:value="0.31">
            <text:p>0.31</text:p>
          </table:table-cell>
          <table:table-cell office:value-type="float" office:value="10.22">
            <text:p>10.22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128x128</text:p>
          </table:table-cell>
          <table:table-cell office:value-type="float" office:value="99.75">
            <text:p>99.75</text:p>
          </table:table-cell>
          <table:table-cell office:value-type="float" office:value="1.67">
            <text:p>1.67</text:p>
          </table:table-cell>
          <table:table-cell office:value-type="float" office:value="25.3">
            <text:p>25.3</text:p>
          </table:table-cell>
          <table:table-cell office:value-type="float" office:value="0.82">
            <text:p>0.82</text:p>
          </table:table-cell>
          <table:table-cell office:value-type="float" office:value="2.7">
            <text:p>2.7</text:p>
          </table:table-cell>
          <table:table-cell office:value-type="float" office:value="0.18">
            <text:p>0.18</text:p>
          </table:table-cell>
          <table:table-cell office:value-type="float" office:value="1.5">
            <text:p>1.5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256x256</text:p>
          </table:table-cell>
          <table:table-cell office:value-type="float" office:value="390.62">
            <text:p>390.62</text:p>
          </table:table-cell>
          <table:table-cell office:value-type="float" office:value="48.8">
            <text:p>48.8</text:p>
          </table:table-cell>
          <table:table-cell office:value-type="float" office:value="88.6">
            <text:p>88.6</text:p>
          </table:table-cell>
          <table:table-cell office:value-type="float" office:value="1.31">
            <text:p>1.31</text:p>
          </table:table-cell>
          <table:table-cell office:value-type="float" office:value="11.7">
            <text:p>11.7</text:p>
          </table:table-cell>
          <table:table-cell office:value-type="float" office:value="0.2">
            <text:p>0.2</text:p>
          </table:table-cell>
          <table:table-cell office:value-type="float" office:value="6.12">
            <text:p>6.1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512x512</text:p>
          </table:table-cell>
          <table:table-cell office:value-type="float" office:value="1559.67">
            <text:p>1559.67</text:p>
          </table:table-cell>
          <table:table-cell office:value-type="float" office:value="280.85">
            <text:p>280.85</text:p>
          </table:table-cell>
          <table:table-cell office:value-type="float" office:value="352.01">
            <text:p>352.01</text:p>
          </table:table-cell>
          <table:table-cell office:value-type="float" office:value="10.34">
            <text:p>10.34</text:p>
          </table:table-cell>
          <table:table-cell office:value-type="float" office:value="47.98">
            <text:p>47.98</text:p>
          </table:table-cell>
          <table:table-cell office:value-type="float" office:value="0.12">
            <text:p>0.12</text:p>
          </table:table-cell>
          <table:table-cell office:value-type="float" office:value="24.5">
            <text:p>24.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er Size</text:p>
          </table:table-cell>
          <table:table-cell office:value-type="string">
            <text:p>Conv_wX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.49">
            <text:p>27.49</text:p>
          </table:table-cell>
          <table:table-cell office:value-type="float" office:value="0.93">
            <text:p>0.9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45">
            <text:p>28.45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36">
            <text:p>28.36</text:p>
          </table:table-cell>
          <table:table-cell office:value-type="float" office:value="0.22">
            <text:p>0.2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.3">
            <text:p>30.3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.18">
            <text:p>31.18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.55">
            <text:p>32.55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.88">
            <text:p>30.8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.41">
            <text:p>33.41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.14">
            <text:p>34.14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.4">
            <text:p>35.4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.85">
            <text:p>33.8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.5">
            <text:p>36.5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.24">
            <text:p>37.24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72">
            <text:p>38.72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.66">
            <text:p>37.66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.44">
            <text:p>48.44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1.58">
            <text:p>71.58</text:p>
          </table:table-cell>
          <table:table-cell office:value-type="float" office:value="0.8">
            <text:p>0.8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8.08">
            <text:p>118.08</text:p>
          </table:table-cell>
          <table:table-cell office:value-type="float" office:value="0.47">
            <text:p>0.4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Layers</text:p>
          </table:table-cell>
          <table:table-cell table:style-name="ce3" office:value-type="string">
            <text:p>Conv_w16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.6">
            <text:p>36.6</text:p>
          </table:table-cell>
          <table:table-cell office:value-type="float" office:value="0.37">
            <text:p>0.3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2">
            <text:p>126.52</text:p>
          </table:table-cell>
          <table:table-cell office:value-type="float" office:value="0.58">
            <text:p>0.5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6.48">
            <text:p>306.48</text:p>
          </table:table-cell>
          <table:table-cell office:value-type="float" office:value="3.8">
            <text:p>3.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6.45">
            <text:p>396.45</text:p>
          </table:table-cell>
          <table:table-cell office:value-type="float" office:value="1.42">
            <text:p>1.42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6.6">
            <text:p>486.6</text:p>
          </table:table-cell>
          <table:table-cell office:value-type="float" office:value="3.92">
            <text:p>3.9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0.43">
            <text:p>580.43</text:p>
          </table:table-cell>
          <table:table-cell office:value-type="float" office:value="86.51">
            <text:p>86.5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7.7">
            <text:p>677.7</text:p>
          </table:table-cell>
          <table:table-cell office:value-type="float" office:value="256.46">
            <text:p>256.46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6.36">
            <text:p>856.36</text:p>
          </table:table-cell>
          <table:table-cell office:value-type="float" office:value="345.06">
            <text:p>345.06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DARKNET</text:p>
          </table:table-cell>
          <table:table-cell table:number-columns-repeated="8"/>
        </table:table-row>
        <table:table-row table:style-name="ro1">
          <table:table-cell office:value-type="string">
            <text:p>Resolution\Model</text:p>
          </table:table-cell>
          <table:table-cell office:value-type="string">
            <text:p>Conv_w32_6x6→Pool→Norm</text:p>
          </table:table-cell>
          <table:table-cell/>
          <table:table-cell office:value-type="string">
            <text:p>Conv_w1_3x3</text:p>
          </table:table-cell>
          <table:table-cell/>
          <table:table-cell office:value-type="string">
            <text:p>Pool2x2</text:p>
          </table:table-cell>
          <table:table-cell/>
          <table:table-cell office:value-type="string">
            <text:p>Norm</text:p>
          </table:table-cell>
          <table:table-cell/>
        </table:table-row>
        <table:table-row table:style-name="ro1">
          <table:table-cell office:value-type="string">
            <text:p>13x13</text:p>
          </table:table-cell>
          <table:table-cell table:number-columns-repeated="2"/>
          <table:table-cell office:value-type="float" office:value="0.467">
            <text:p>0.467</text:p>
          </table:table-cell>
          <table:table-cell/>
          <table:table-cell office:value-type="float" office:value="0.05">
            <text:p>0.05</text:p>
          </table:table-cell>
          <table:table-cell table:number-columns-repeated="3"/>
        </table:table-row>
        <table:table-row table:style-name="ro1">
          <table:table-cell office:value-type="string">
            <text:p>26x26</text:p>
          </table:table-cell>
          <table:table-cell table:number-columns-repeated="2"/>
          <table:table-cell office:value-type="float" office:value="0.875">
            <text:p>0.875</text:p>
          </table:table-cell>
          <table:table-cell/>
          <table:table-cell office:value-type="float" office:value="0.07">
            <text:p>0.07</text:p>
          </table:table-cell>
          <table:table-cell table:number-columns-repeated="3"/>
        </table:table-row>
        <table:table-row table:style-name="ro1">
          <table:table-cell office:value-type="string">
            <text:p>52x52</text:p>
          </table:table-cell>
          <table:table-cell table:number-columns-repeated="2"/>
          <table:table-cell office:value-type="float" office:value="1.78">
            <text:p>1.78</text:p>
          </table:table-cell>
          <table:table-cell/>
          <table:table-cell office:value-type="float" office:value="0.12">
            <text:p>0.12</text:p>
          </table:table-cell>
          <table:table-cell table:number-columns-repeated="3"/>
        </table:table-row>
        <table:table-row table:style-name="ro1">
          <table:table-cell office:value-type="string">
            <text:p>104x104</text:p>
          </table:table-cell>
          <table:table-cell table:number-columns-repeated="2"/>
          <table:table-cell office:value-type="float" office:value="5.78">
            <text:p>5.78</text:p>
          </table:table-cell>
          <table:table-cell/>
          <table:table-cell office:value-type="float" office:value="0.384">
            <text:p>0.384</text:p>
          </table:table-cell>
          <table:table-cell table:number-columns-repeated="3"/>
        </table:table-row>
        <table:table-row table:style-name="ro1">
          <table:table-cell office:value-type="string">
            <text:p>208x208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string">
            <text:p>416x41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er Size</text:p>
          </table:table-cell>
          <table:table-cell office:value-type="string">
            <text:p>Conv_wX_3x3_pool2x2_norm_104x104</text:p>
          </table:table-cell>
          <table:table-cell/>
          <table:table-cell office:value-type="string">
            <text:p>Conv_wX_6x6_pool2x2_norm_104x1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4" table:formula="of:=[.B55]/([.A55]*3*3*104*104*3)" office:value-type="float" office:value="0">
            <text:p>0.000000000</text:p>
          </table:table-cell>
          <table:table-cell/>
          <table:table-cell table:style-name="ce4" table:formula="of:=[.D55]/([.A55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table:style-name="ce4" table:formula="of:=[.B56]/([.A56]*3*3*104*104*3)" office:value-type="float" office:value="0.0000103070896340127">
            <text:p>0.000010307</text:p>
          </table:table-cell>
          <table:table-cell/>
          <table:table-cell table:style-name="ce4" table:formula="of:=[.D56]/([.A56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4" table:formula="of:=[.B57]/([.A57]*3*3*104*104*3)" office:value-type="float" office:value="0">
            <text:p>0.000000000</text:p>
          </table:table-cell>
          <table:table-cell/>
          <table:table-cell table:style-name="ce4" table:formula="of:=[.D57]/([.A57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03">
            <text:p>7.03</text:p>
          </table:table-cell>
          <table:table-cell table:style-name="ce4" table:formula="of:=[.B58]/([.A58]*3*3*104*104*3)" office:value-type="float" office:value="0.00000601817609029148">
            <text:p>0.000006018</text:p>
          </table:table-cell>
          <table:table-cell office:value-type="float" office:value="23.8">
            <text:p>23.8</text:p>
          </table:table-cell>
          <table:table-cell table:style-name="ce4" table:formula="of:=[.D58]/([.A58]*6*6*104*104*3)" office:value-type="float" office:value="0.00000509361987727372">
            <text:p>0.00000509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4" table:formula="of:=[.B59]/([.A59]*3*3*104*104*3)" office:value-type="float" office:value="0">
            <text:p>0.000000000</text:p>
          </table:table-cell>
          <table:table-cell/>
          <table:table-cell table:style-name="ce4" table:formula="of:=[.D59]/([.A59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4" table:formula="of:=[.B60]/([.A60]*3*3*104*104*3)" office:value-type="float" office:value="0">
            <text:p>0.000000000</text:p>
          </table:table-cell>
          <table:table-cell/>
          <table:table-cell table:style-name="ce4" table:formula="of:=[.D60]/([.A60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4" table:formula="of:=[.B61]/([.A61]*3*3*104*104*3)" office:value-type="float" office:value="0">
            <text:p>0.000000000</text:p>
          </table:table-cell>
          <table:table-cell/>
          <table:table-cell table:style-name="ce4" table:formula="of:=[.D61]/([.A61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03">
            <text:p>10.03</text:p>
          </table:table-cell>
          <table:table-cell table:style-name="ce4" table:formula="of:=[.B62]/([.A62]*3*3*104*104*3)" office:value-type="float" office:value="0.00000429319389655928">
            <text:p>0.000004293</text:p>
          </table:table-cell>
          <table:table-cell office:value-type="float" office:value="37.7">
            <text:p>37.7</text:p>
          </table:table-cell>
          <table:table-cell table:style-name="ce4" table:formula="of:=[.D62]/([.A62]*6*6*104*104*3)" office:value-type="float" office:value="0.00000403423254985755">
            <text:p>0.00000403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4" table:formula="of:=[.B63]/([.A63]*3*3*104*104*3)" office:value-type="float" office:value="0">
            <text:p>0.000000000</text:p>
          </table:table-cell>
          <table:table-cell/>
          <table:table-cell table:style-name="ce4" table:formula="of:=[.D63]/([.A63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4" table:formula="of:=[.B64]/([.A64]*3*3*104*104*3)" office:value-type="float" office:value="0">
            <text:p>0.000000000</text:p>
          </table:table-cell>
          <table:table-cell/>
          <table:table-cell table:style-name="ce4" table:formula="of:=[.D64]/([.A64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4" table:formula="of:=[.B65]/([.A65]*3*3*104*104*3)" office:value-type="float" office:value="0">
            <text:p>0.000000000</text:p>
          </table:table-cell>
          <table:table-cell/>
          <table:table-cell table:style-name="ce4" table:formula="of:=[.D65]/([.A65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4" table:formula="of:=[.B66]/([.A66]*3*3*104*104*3)" office:value-type="float" office:value="0">
            <text:p>0.000000000</text:p>
          </table:table-cell>
          <table:table-cell/>
          <table:table-cell table:style-name="ce4" table:formula="of:=[.D66]/([.A66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4" table:formula="of:=[.B67]/([.A67]*3*3*104*104*3)" office:value-type="float" office:value="0">
            <text:p>0.000000000</text:p>
          </table:table-cell>
          <table:table-cell/>
          <table:table-cell table:style-name="ce4" table:formula="of:=[.D67]/([.A67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4" table:formula="of:=[.B68]/([.A68]*3*3*104*104*3)" office:value-type="float" office:value="0">
            <text:p>0.000000000</text:p>
          </table:table-cell>
          <table:table-cell/>
          <table:table-cell table:style-name="ce4" table:formula="of:=[.D68]/([.A68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/>
          <table:table-cell table:style-name="ce4" table:formula="of:=[.B69]/([.A69]*3*3*104*104*3)" office:value-type="float" office:value="0">
            <text:p>0.000000000</text:p>
          </table:table-cell>
          <table:table-cell/>
          <table:table-cell table:style-name="ce4" table:formula="of:=[.D69]/([.A69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.18">
            <text:p>15.18</text:p>
          </table:table-cell>
          <table:table-cell table:style-name="ce4" table:formula="of:=[.B70]/([.A70]*3*3*104*104*3)" office:value-type="float" office:value="0.00000324878780407627">
            <text:p>0.000003249</text:p>
          </table:table-cell>
          <table:table-cell office:value-type="float" office:value="34.61">
            <text:p>34.61</text:p>
          </table:table-cell>
          <table:table-cell table:style-name="ce4" table:formula="of:=[.D70]/([.A70]*6*6*104*104*3)" office:value-type="float" office:value="0.00000185178764655928">
            <text:p>0.000001852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.49">
            <text:p>26.49</text:p>
          </table:table-cell>
          <table:table-cell table:style-name="ce4" table:formula="of:=[.B71]/([.A71]*3*3*104*104*3)" office:value-type="float" office:value="0.0000028346636669954">
            <text:p>0.000002835</text:p>
          </table:table-cell>
          <table:table-cell office:value-type="float" office:value="202.37">
            <text:p>202.37</text:p>
          </table:table-cell>
          <table:table-cell table:style-name="ce4" table:formula="of:=[.D71]/([.A71]*6*6*104*104*3)" office:value-type="float" office:value="0.00000541384377396998">
            <text:p>0.00000541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table:style-name="ce4" table:formula="of:=[.B72]/([.A72]*3*3*104*104*3)" office:value-type="float" office:value="0.00000235419406092483">
            <text:p>0.000002354</text:p>
          </table:table-cell>
          <table:table-cell/>
          <table:table-cell table:style-name="ce4" table:formula="of:=[.D72]/([.A72]*6*6*104*104*3)" office:value-type="float" office:value="0">
            <text:p>0.000000000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5.52">
            <text:p>85.52</text:p>
          </table:table-cell>
          <table:table-cell table:style-name="ce4" table:formula="of:=[.B73]/([.A73]*3*3*104*104*3)" office:value-type="float" office:value="0.00000228784859193513">
            <text:p>0.000002288</text:p>
          </table:table-cell>
          <table:table-cell/>
          <table:table-cell table:style-name="ce4" table:formula="of:=[.D73]/([.A73]*6*6*104*104*3)" office:value-type="float" office:value="0">
            <text:p>0.00000000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Layers</text:p>
          </table:table-cell>
          <table:table-cell table:style-name="ce3" office:value-type="string">
            <text:p>Conv_w16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>
            <text:p>n_filters (input vol 13x13x64)</text:p>
          </table:table-cell>
          <table:table-cell table:style-name="ce1" office:value-type="string">
            <text:p>Standard Conv</text:p>
          </table:table-cell>
          <table:table-cell table:style-name="ce1" office:value-type="string">
            <text:p>Bottleneck 0.5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.09">
            <text:p>4.09</text:p>
          </table:table-cell>
          <table:table-cell table:formula="of:=2.42 + 0.45" office:value-type="float" office:value="2.87">
            <text:p>2.87</text:p>
          </table:table-cell>
          <table:table-cell table:number-columns-repeated="6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.48">
            <text:p>7.48</text:p>
          </table:table-cell>
          <table:table-cell table:formula="of:=4.9+0.51" office:value-type="float" office:value="5.41">
            <text:p>5.41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Input + Filter</text:p>
          </table:table-cell>
          <table:table-cell table:style-name="ce1" office:value-type="string">
            <text:p>(2,2) Strides</text:p>
          </table:table-cell>
          <table:table-cell table:style-name="ce1" office:value-type="string">
            <text:p>(1,1) Stride + MaxPool</text:p>
          </table:table-cell>
          <table:table-cell/>
          <table:table-cell office:value-type="string">
            <text:p>N Computation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kernel6x6x16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 office:value-type="float" office:value="35.6">
            <text:p>35.6</text:p>
          </table:table-cell>
          <table:table-cell table:formula="of:=134+10.1" office:value-type="float" office:value="144.1">
            <text:p>144.1</text:p>
          </table:table-cell>
          <table:table-cell table:number-columns-repeated="6"/>
        </table:table-row>
        <table:table-row table:style-name="ro1">
          <table:table-cell office:value-type="string">
            <text:p>104x104x3</text:p>
          </table:table-cell>
          <table:table-cell office:value-type="float" office:value="9.6">
            <text:p>9.6</text:p>
          </table:table-cell>
          <table:table-cell table:formula="of:=34.5+2.5"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string">
            <text:p>52x52x3</text:p>
          </table:table-cell>
          <table:table-cell office:value-type="float" office:value="2.6">
            <text:p>2.6</text:p>
          </table:table-cell>
          <table:table-cell table:formula="of:=9.2+0.5" office:value-type="float" office:value="9.7">
            <text:p>9.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kernel3x3x16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 office:value-type="float" office:value="15.6">
            <text:p>15.6</text:p>
          </table:table-cell>
          <table:table-cell table:formula="of:=60.03 + 10.1" office:value-type="float" office:value="70.13">
            <text:p>70.13</text:p>
          </table:table-cell>
          <table:table-cell/>
          <table:table-cell office:value-type="float" office:value="18700864">
            <text:p>18700864</text:p>
          </table:table-cell>
          <table:table-cell table:formula="of:=[.C103]/[.E103]" office:value-type="float" office:value="0.00000375009411329872">
            <text:p>3.75009411329872E-006</text:p>
          </table:table-cell>
          <table:table-cell table:number-columns-repeated="3"/>
        </table:table-row>
        <table:table-row table:style-name="ro1">
          <table:table-cell office:value-type="string">
            <text:p>104x104x3</text:p>
          </table:table-cell>
          <table:table-cell office:value-type="float" office:value="3.8">
            <text:p>3.8</text:p>
          </table:table-cell>
          <table:table-cell table:formula="of:=15.4+2.5" office:value-type="float" office:value="17.9">
            <text:p>17.9</text:p>
          </table:table-cell>
          <table:table-cell/>
          <table:table-cell table:formula="of:=[.E103]/4" office:value-type="float" office:value="4675216">
            <text:p>4675216</text:p>
          </table:table-cell>
          <table:table-cell table:formula="of:=[.C104]/[.E104]" office:value-type="float" office:value="0.00000382870010711804">
            <text:p>3.82870010711804E-006</text:p>
          </table:table-cell>
          <table:table-cell table:number-columns-repeated="3"/>
        </table:table-row>
        <table:table-row table:style-name="ro1">
          <table:table-cell office:value-type="string">
            <text:p>52x52x3</text:p>
          </table:table-cell>
          <table:table-cell office:value-type="float" office:value="1.14">
            <text:p>1.14</text:p>
          </table:table-cell>
          <table:table-cell table:formula="of:=3.72+0.5" office:value-type="float" office:value="4.22">
            <text:p>4.22</text:p>
          </table:table-cell>
          <table:table-cell/>
          <table:table-cell table:formula="of:=[.E104]/4" office:value-type="float" office:value="1168804">
            <text:p>1168804</text:p>
          </table:table-cell>
          <table:table-cell table:formula="of:=[.C105]/[.E105]" office:value-type="float" office:value="0.00000361052836917054">
            <text:p>3.61052836917054E-00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kernel2x2x16-&gt;2x2x16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 table:number-columns-repeated="2"/>
          <table:table-cell table:formula="of:=47.7+27.83" office:value-type="float" office:value="75.53">
            <text:p>75.53</text:p>
          </table:table-cell>
          <table:table-cell office:value-type="float" office:value="19382272">
            <text:p>19382272</text:p>
          </table:table-cell>
          <table:table-cell table:formula="of:=[.D109]/[.E109]" office:value-type="float" office:value="0.00000389685997596154">
            <text:p>3.89685997596154E-006</text:p>
          </table:table-cell>
          <table:table-cell table:number-columns-repeated="3"/>
        </table:table-row>
        <table:table-row table:style-name="ro1">
          <table:table-cell office:value-type="string">
            <text:p>104x104x3</text:p>
          </table:table-cell>
          <table:table-cell table:number-columns-repeated="2"/>
          <table:table-cell table:formula="of:=12.22+7.64" office:value-type="float" office:value="19.86">
            <text:p>19.86</text:p>
          </table:table-cell>
          <table:table-cell table:formula="of:=[.E109]/4" office:value-type="float" office:value="4845568">
            <text:p>4845568</text:p>
          </table:table-cell>
          <table:table-cell table:formula="of:=[.D110]/[.E110]" office:value-type="float" office:value="0.00000409859071217244">
            <text:p>4.09859071217244E-006</text:p>
          </table:table-cell>
          <table:table-cell table:number-columns-repeated="3"/>
        </table:table-row>
        <table:table-row table:style-name="ro1">
          <table:table-cell office:value-type="string">
            <text:p>52x52x3</text:p>
          </table:table-cell>
          <table:table-cell table:number-columns-repeated="2"/>
          <table:table-cell table:formula="of:=2.74+2" office:value-type="float" office:value="4.74">
            <text:p>4.74</text:p>
          </table:table-cell>
          <table:table-cell table:formula="of:=[.E110]/4" office:value-type="float" office:value="1211392">
            <text:p>1211392</text:p>
          </table:table-cell>
          <table:table-cell table:formula="of:=[.D111]/[.E111]" office:value-type="float" office:value="0.00000391285397295013">
            <text:p>3.91285397295013E-006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kernel2x2x16-&gt;2x2x8 bottleneck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 table:number-columns-repeated="2"/>
          <table:table-cell table:formula="of:=47.7+21.06" office:value-type="float" office:value="68.76">
            <text:p>68.76</text:p>
          </table:table-cell>
          <table:table-cell office:value-type="float" office:value="13844480">
            <text:p>13844480</text:p>
          </table:table-cell>
          <table:table-cell table:formula="of:=[.D114]/[.E114]" office:value-type="float" office:value="0.00000496660040680473">
            <text:p>4.96660040680473E-006</text:p>
          </table:table-cell>
          <table:table-cell table:number-columns-repeated="3"/>
        </table:table-row>
        <table:table-row table:style-name="ro1">
          <table:table-cell office:value-type="string">
            <text:p>104x104x3</text:p>
          </table:table-cell>
          <table:table-cell table:number-columns-repeated="2"/>
          <table:table-cell table:formula="of:=12.22+6.36" office:value-type="float" office:value="18.58">
            <text:p>18.58</text:p>
          </table:table-cell>
          <table:table-cell table:formula="of:=[.E114]/4" office:value-type="float" office:value="3461120">
            <text:p>3461120</text:p>
          </table:table-cell>
          <table:table-cell table:formula="of:=[.D115]/[.E115]" office:value-type="float" office:value="0.00000536820451183432">
            <text:p>5.36820451183432E-006</text:p>
          </table:table-cell>
          <table:table-cell table:number-columns-repeated="3"/>
        </table:table-row>
        <table:table-row table:style-name="ro1">
          <table:table-cell office:value-type="string">
            <text:p>52x52x3</text:p>
          </table:table-cell>
          <table:table-cell table:number-columns-repeated="2"/>
          <table:table-cell table:formula="of:=2.74+1.62" office:value-type="float" office:value="4.36">
            <text:p>4.36</text:p>
          </table:table-cell>
          <table:table-cell table:formula="of:=[.E115]/4" office:value-type="float" office:value="865280">
            <text:p>865280</text:p>
          </table:table-cell>
          <table:table-cell table:formula="of:=[.D116]/[.E116]" office:value-type="float" office:value="0.00000503883136094675">
            <text:p>5.03883136094675E-006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kernel2x2x32-&gt;2x2x32</text:p>
          </table:table-cell>
          <table:table-cell table:number-columns-repeated="8"/>
        </table:table-row>
        <table:table-row table:style-name="ro1">
          <table:table-cell office:value-type="string">
            <text:p>104x104x16</text:p>
          </table:table-cell>
          <table:table-cell table:number-columns-repeated="2"/>
          <table:table-cell table:formula="of:=39.3+17.3" office:value-type="float" office:value="56.6">
            <text:p>56.6</text:p>
          </table:table-cell>
          <table:table-cell office:value-type="float" office:value="33226752">
            <text:p>33226752</text:p>
          </table:table-cell>
          <table:table-cell table:formula="of:=[.D119]/[.E119]" office:value-type="float" office:value="0.00000170344666851578">
            <text:p>1.70344666851578E-006</text:p>
          </table:table-cell>
          <table:table-cell table:number-columns-repeated="3"/>
        </table:table-row>
        <table:table-row table:style-name="ro1">
          <table:table-cell office:value-type="string">
            <text:p>52x52x16</text:p>
          </table:table-cell>
          <table:table-cell table:number-columns-repeated="2"/>
          <table:table-cell table:formula="of:=10.19+5.21" office:value-type="float" office:value="15.4">
            <text:p>15.4</text:p>
          </table:table-cell>
          <table:table-cell table:formula="of:=[.E119]/4" office:value-type="float" office:value="8306688">
            <text:p>8306688</text:p>
          </table:table-cell>
          <table:table-cell table:formula="of:=[.D120]/[.E120]" office:value-type="float" office:value="0.0000018539278229783">
            <text:p>1.8539278229783E-006</text:p>
          </table:table-cell>
          <table:table-cell table:number-columns-repeated="3"/>
        </table:table-row>
        <table:table-row table:style-name="ro1">
          <table:table-cell office:value-type="string">
            <text:p>26x26x16</text:p>
          </table:table-cell>
          <table:table-cell table:number-columns-repeated="2"/>
          <table:table-cell table:formula="of:=2.61+1.51" office:value-type="float" office:value="4.12">
            <text:p>4.12</text:p>
          </table:table-cell>
          <table:table-cell table:formula="of:=[.E120]/4" office:value-type="float" office:value="2076672">
            <text:p>2076672</text:p>
          </table:table-cell>
          <table:table-cell table:formula="of:=[.D121]/[.E121]" office:value-type="float" office:value="0.00000198394354043393">
            <text:p>1.98394354043393E-006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kernel2x2x32-&gt;2x2x16 bottleneck</text:p>
          </table:table-cell>
          <table:table-cell table:number-columns-repeated="8"/>
        </table:table-row>
        <table:table-row table:style-name="ro1">
          <table:table-cell office:value-type="string">
            <text:p>104x104x16</text:p>
          </table:table-cell>
          <table:table-cell table:number-columns-repeated="2"/>
          <table:table-cell table:formula="of:=39.3+13.49" office:value-type="float" office:value="52.79">
            <text:p>52.79</text:p>
          </table:table-cell>
          <table:table-cell office:value-type="float" office:value="27688960">
            <text:p>27688960</text:p>
          </table:table-cell>
          <table:table-cell table:formula="of:=[.D124]/[.E124]" office:value-type="float" office:value="0.0000019065360345784">
            <text:p>1.9065360345784E-006</text:p>
          </table:table-cell>
          <table:table-cell table:number-columns-repeated="3"/>
        </table:table-row>
        <table:table-row table:style-name="ro1">
          <table:table-cell office:value-type="string">
            <text:p>52x52x16</text:p>
          </table:table-cell>
          <table:table-cell table:number-columns-repeated="2"/>
          <table:table-cell table:formula="of:=10.19+4.01" office:value-type="float" office:value="14.2">
            <text:p>14.2</text:p>
          </table:table-cell>
          <table:table-cell table:formula="of:=[.E124]/4" office:value-type="float" office:value="6922240">
            <text:p>6922240</text:p>
          </table:table-cell>
          <table:table-cell table:formula="of:=[.D125]/[.E125]" office:value-type="float" office:value="0.00000205135909763314">
            <text:p>2.05135909763314E-006</text:p>
          </table:table-cell>
          <table:table-cell table:number-columns-repeated="3"/>
        </table:table-row>
        <table:table-row table:style-name="ro1">
          <table:table-cell office:value-type="string">
            <text:p>26x26x16</text:p>
          </table:table-cell>
          <table:table-cell table:number-columns-repeated="2"/>
          <table:table-cell table:formula="of:=2.61+1.21" office:value-type="float" office:value="3.82">
            <text:p>3.82</text:p>
          </table:table-cell>
          <table:table-cell table:formula="of:=[.E125]/4" office:value-type="float" office:value="1730560">
            <text:p>1730560</text:p>
          </table:table-cell>
          <table:table-cell table:formula="of:=[.D126]/[.E126]" office:value-type="float" office:value="0.00000220737795857988">
            <text:p>2.20737795857988E-006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kernel3x3x32</text:p>
          </table:table-cell>
          <table:table-cell table:number-columns-repeated="8"/>
        </table:table-row>
        <table:table-row table:style-name="ro1">
          <table:table-cell office:value-type="string">
            <text:p>104x104x16</text:p>
          </table:table-cell>
          <table:table-cell table:number-columns-repeated="2"/>
          <table:table-cell table:formula="of:=61.44+3.8" office:value-type="float" office:value="65.24">
            <text:p>65.24</text:p>
          </table:table-cell>
          <table:table-cell office:value-type="float" office:value="49842832">
            <text:p>49842832</text:p>
          </table:table-cell>
          <table:table-cell table:formula="of:=[.D129]/[.E129]" office:value-type="float" office:value="0.00000130891438913423">
            <text:p>1.30891438913423E-006</text:p>
          </table:table-cell>
          <table:table-cell table:number-columns-repeated="3"/>
        </table:table-row>
        <table:table-row table:style-name="ro1">
          <table:table-cell office:value-type="string">
            <text:p>52x52x16</text:p>
          </table:table-cell>
          <table:table-cell table:number-columns-repeated="2"/>
          <table:table-cell table:formula="of:=16.5+2.4" office:value-type="float" office:value="18.9">
            <text:p>18.9</text:p>
          </table:table-cell>
          <table:table-cell table:formula="of:=[.E129]/4" office:value-type="float" office:value="12460708">
            <text:p>12460708</text:p>
          </table:table-cell>
          <table:table-cell table:formula="of:=[.D130]/[.E130]" office:value-type="float" office:value="0.00000151676774706542">
            <text:p>1.51676774706542E-006</text:p>
          </table:table-cell>
          <table:table-cell table:number-columns-repeated="3"/>
        </table:table-row>
        <table:table-row table:style-name="ro1">
          <table:table-cell office:value-type="string">
            <text:p>26x26x16</text:p>
          </table:table-cell>
          <table:table-cell table:number-columns-repeated="2"/>
          <table:table-cell table:formula="of:=4.26+1.1" office:value-type="float" office:value="5.36">
            <text:p>5.36</text:p>
          </table:table-cell>
          <table:table-cell table:formula="of:=[.E130]/4" office:value-type="float" office:value="3115177">
            <text:p>3115177</text:p>
          </table:table-cell>
          <table:table-cell table:formula="of:=[.D131]/[.E131]" office:value-type="float" office:value="0.00000172060849190913">
            <text:p>1.72060849190913E-00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>
            <text:p>kernel3x3x8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/>
          <table:table-cell office:value-type="float" office:value="139.19">
            <text:p>139.19</text:p>
          </table:table-cell>
          <table:table-cell/>
          <table:table-cell office:value-type="float" office:value="9345024">
            <text:p>93450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kernel2x2x8</text:p>
          </table:table-cell>
          <table:table-cell table:number-columns-repeated="8"/>
        </table:table-row>
        <table:table-row table:style-name="ro1">
          <table:table-cell office:value-type="string">
            <text:p>208x208x3</text:p>
          </table:table-cell>
          <table:table-cell/>
          <table:table-cell office:value-type="float" office:value="50.8">
            <text:p>50.8</text:p>
          </table:table-cell>
          <table:table-cell/>
          <table:table-cell office:value-type="float" office:value="4153344">
            <text:p>4153344</text:p>
          </table:table-cell>
          <table:table-cell table:number-columns-repeated="4"/>
        </table:table-row>
      </table:table>
      <table:database-ranges>
        <table:database-range table:name="__Anonymous_Sheet_DB__0" table:target-range-address="Sheet1.A1:Sheet1.L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9" number:min-integer-digits="1"/>
    </number:number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7/24/2018</text:date>, <text:time>11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09:03:12.737655545</meta:creation-date>
    <meta:generator>OpenOffice/4.1.5$Win32 OpenOffice.org_project/415m1$Build-9789</meta:generator>
    <dc:date>2018-07-24T11:58:30.05</dc:date>
    <meta:editing-duration>P5DT22H29M44S</meta:editing-duration>
    <meta:editing-cycles>14</meta:editing-cycles>
    <meta:document-statistic meta:table-count="1" meta:cell-count="397" meta:object-count="0"/>
  </office:meta>
</office:document-meta>
</file>